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d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imulating Plasma Confinement &amp; Tokamak Fusion Energy Distribution</text:p>
      <text:p text:style-name="P1"># We compare the structured Collatz-Fibonacci wave formations to known plasma physics models</text:p>
      <text:p text:style-name="P1"/>
      <text:p text:style-name="P1">def plasma_fusion_simulation(time_step, magnetic_field_strength=0.3):</text:p>
      <text:p text:style-name="P1"><text:s text:c="4"/>"""</text:p>
      <text:p text:style-name="P1"><text:s text:c="4"/>Models energy confinement in plasma flow, similar to tokamak fusion devices.</text:p>
      <text:p text:style-name="P1"><text:s text:c="4"/>- Simulates self-organization of plasma into Fibonacci-Collatz structures.</text:p>
      <text:p text:style-name="P1"><text:s text:c="4"/>- Uses a toroidal field-like structure to model magnetic confinement.</text:p>
      <text:p text:style-name="P1"><text:s text:c="4"/>"""</text:p>
      <text:p text:style-name="P1"><text:s text:c="4"/>x = np.linspace(-np.pi, np.pi, grid_size)</text:p>
      <text:p text:style-name="P1"><text:s text:c="4"/>y = np.linspace(-np.pi, np.pi, grid_size)</text:p>
      <text:p text:style-name="P1"><text:s text:c="4"/>X, Y = np.meshgrid(x, y)</text:p>
      <text:p text:style-name="P1"/>
      <text:p text:style-name="P1"><text:s text:c="4"/># Magnetic field influence (toroidal structure, similar to tokamak devices)</text:p>
      <text:p text:style-name="P1"><text:s text:c="4"/>toroidal_field = np.cos(6 * (X**2 + Y**2) + time_step * magnetic_field_strength) <text:s/></text:p>
      <text:p text:style-name="P1"/>
      <text:p text:style-name="P1"><text:s text:c="4"/># Plasma turbulence influenced by Collatz-Octave structures</text:p>
      <text:p text:style-name="P1"><text:s text:c="4"/>collatz_nodes = np.sin(3 * (X + Y) + time_step) * np.exp(-0.05 * np.sqrt(X**2 + Y**2))</text:p>
      <text:p text:style-name="P1"><text:s text:c="4"/>fibonacci_layers = np.sin(4 * (X - Y) + np.pi / 3 * time_step) <text:s/></text:p>
      <text:p text:style-name="P1"/>
      <text:p text:style-name="P1"><text:s text:c="4"/># Energy wave structures in plasma</text:p>
      <text:p text:style-name="P1"><text:s text:c="4"/>plasma_energy = np.sin(8 * (X - Y) - np.pi * time_step) * np.exp(-0.03 * (X**2 + Y**2)) <text:s/></text:p>
      <text:p text:style-name="P1"/>
      <text:p text:style-name="P1"><text:s text:c="4"/># Combine effects</text:p>
      <text:p text:style-name="P1"><text:s text:c="4"/>field = toroidal_field + plasma_energy + collatz_nodes + fibonacci_layers</text:p>
      <text:p text:style-name="P1"/>
      <text:p text:style-name="P1"><text:s text:c="4"/># Apply diffusion effect to simulate energy stabilization in plasma</text:p>
      <text:p text:style-name="P1"><text:s text:c="4"/>field = gaussian_filter(field, sigma=10)</text:p>
      <text:p text:style-name="P1"/>
      <text:p text:style-name="P1"><text:s text:c="4"/>return field</text:p>
      <text:p text:style-name="P1"/>
      <text:p text:style-name="P1"># Animation setup for plasma confinement modeling</text:p>
      <text:p text:style-name="P1">fig, ax = plt.subplots(figsize=(8, 8))</text:p>
      <text:p text:style-name="P1"/>
      <text:p text:style-name="P1">def update(frame):</text:p>
      <text:p text:style-name="P1"><text:s text:c="4"/>ax.clear()</text:p>
      <text:p text:style-name="P1"><text:s text:c="4"/>field = plasma_fusion_simulation(frame / 5)</text:p>
      <text:p text:style-name="P1"><text:s text:c="4"/>ax.imshow(field, cmap="coolwarm", extent=[-np.pi, np.pi, -np.pi, np.pi], origin='lower')</text:p>
      <text:p text:style-name="P1"><text:s text:c="4"/>ax.set_title(f"Plasma Confinement &amp; Tokamak Fusion Model - Step {frame}")</text:p>
      <text:p text:style-name="P1"><text:s text:c="4"/>ax.set_xlabel("X Axis (Spatial Dimension)")</text:p>
      <text:p text:style-name="P1"><text:s text:c="4"/>ax.set_ylabel("Y Axis (Spatial Dimension)")</text:p>
      <text:p text:style-name="P1"/>
      <text:p text:style-name="P1"># Create animation</text:p>
      <text:p text:style-name="P1">ani = animation.FuncAnimation(fig, update, frames=100, interval=50)</text:p>
      <text:p text:style-name="P1"/>
      <text:p text:style-name="P1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6:11:43.387688820</meta:creation-date>
    <dc:date>2025-02-01T16:13:23.233093034</dc:date>
    <meta:editing-duration>PT1M40S</meta:editing-duration>
    <meta:editing-cycles>1</meta:editing-cycles>
    <meta:document-statistic meta:table-count="0" meta:image-count="0" meta:object-count="0" meta:page-count="1" meta:paragraph-count="35" meta:word-count="232" meta:character-count="1862" meta:non-whitespace-character-count="1555"/>
    <meta:generator>LibreOffice/24.2.7.2$Linux_X86_64 LibreOffice_project/420$Build-2</meta:generator>
  </office:meta>
</office:document-meta>
</file>